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553cm" fo:padding-top="0.009cm" fo:padding-bottom="0.009cm" fo:padding-left="0.009cm" fo:padding-right="0.00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555cm" fo:padding-top="0.009cm" fo:padding-bottom="0.009cm" fo:padding-left="0.009cm" fo:padding-right="0.009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1.849cm" fo:min-width="2.084cm" fo:padding-top="0.014cm" fo:padding-bottom="0.014cm" fo:padding-left="0.014cm" fo:padding-right="0.014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523cm" fo:padding-top="0.009cm" fo:padding-bottom="0.009cm" fo:padding-left="0.009cm" fo:padding-right="0.009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4.849cm" fo:min-width="0.72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1.368cm" fo:min-width="6.085cm" fo:padding-top="0.014cm" fo:padding-bottom="0.014cm" fo:padding-left="0.014cm" fo:padding-right="0.01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4cm" fo:min-width="1.523cm" fo:padding-top="0.009cm" fo:padding-bottom="0.009cm" fo:padding-left="0.009cm" fo:padding-right="0.00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24cm" fo:min-width="0.225cm" fo:padding-top="0.009cm" fo:padding-bottom="0.009cm" fo:padding-left="0.009cm" fo:padding-right="0.009cm"/>
    </style:style>
    <style:style style:name="gr11" style:family="graphic" style:parent-style-name="standard">
      <style:graphic-properties draw:stroke="none" draw:fill="none" draw:fill-color="#ffffff" fo:min-height="0.369cm"/>
    </style:style>
    <style:style style:name="gr12" style:family="graphic" style:parent-style-name="standard">
      <style:graphic-properties draw:stroke="none" draw:fill="none" draw:fill-color="#ffffff" fo:min-height="0.279cm"/>
    </style:style>
    <style:style style:name="gr13" style:family="graphic" style:parent-style-name="standard">
      <style:graphic-properties draw:stroke="none" draw:fill="none" draw:fill-color="#ffffff" fo:min-height="0.44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1.849cm" fo:min-width="2.166cm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none" draw:fill-color="#ffffff" fo:min-height="0.3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style:font-name="Arial" fo:font-size="6pt" style:font-size-asian="6pt" style:font-size-complex="6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solid" draw:fill-color="#b2b2b2" draw:opacity="100%"/>
      <style:paragraph-properties fo:text-align="center"/>
      <style:text-properties style:font-name="Arial" fo:font-size="8pt" style:font-size-asian="8pt" style:font-size-complex="8pt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Arial" fo:font-size="6pt" style:font-size-asian="6pt" style:font-size-complex="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321cm" svg:y1="3.071cm" svg:x2="0.321cm" svg:y2="1.423cm">
          <text:p/>
        </draw:line>
        <draw:line draw:style-name="gr2" draw:text-style-name="P1" draw:layer="layout" svg:x1="4.329cm" svg:y1="3.8cm" svg:x2="4.329cm" svg:y2="2.618cm">
          <text:p/>
        </draw:line>
        <draw:line draw:style-name="gr2" draw:text-style-name="P1" draw:layer="layout" svg:x1="4.912cm" svg:y1="2.471cm" svg:x2="0.321cm" svg:y2="2.471cm">
          <text:p/>
        </draw:line>
        <draw:custom-shape draw:style-name="gr3" draw:text-style-name="P3" draw:layer="layout" svg:width="1.794cm" svg:height="0.745cm" svg:x="2.224cm" svg:y="3.038cm">
          <text:p text:style-name="P2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797cm" svg:height="0.745cm" svg:x="2.213cm" svg:y="4.155cm">
          <text:p text:style-name="P2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5.043cm" svg:y1="3.801cm" svg:x2="5.043cm" svg:y2="2.619cm">
          <text:p/>
        </draw:line>
        <draw:custom-shape draw:style-name="gr5" draw:text-style-name="P5" draw:layer="layout" svg:width="2.112cm" svg:height="1.877cm" svg:x="4.032cm" svg:y="3.031cm">
          <text:p text:style-name="P2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923cm" svg:height="0.745cm" svg:x="6.157cm" svg:y="3.599cm">
          <text:p text:style-name="P2"><text:span text:style-name="T1">AXI-Master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754cm" svg:height="4.877cm" svg:x="8.103cm" svg:y="0.032cm">
          <text:p text:style-name="P2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113cm" svg:height="1.396cm" svg:x="0.029cm" svg:y="0.027cm">
          <text:p text:style-name="P2"><text:span text:style-name="T2">ARM</text:span></text:p>
          <text:p text:style-name="P2"><text:span text:style-name="T2">Cortex-A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923cm" svg:height="0.744cm" svg:x="6.157cm" svg:y="0.33cm">
          <text:p text:style-name="P2"><text:span text:style-name="T1">AXI-Master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3" draw:layer="layout" svg:width="0.485cm" svg:height="1.57cm" svg:x="5.521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7" draw:layer="layout" svg:width="0.945cm" svg:height="0.369cm" svg:x="5.992cm" svg:y="1.815cm">
          <draw:text-box>
            <text:p><text:span text:style-name="T1">AXI-Lite</text:span></text:p>
          </draw:text-box>
        </draw:frame>
        <draw:line draw:style-name="gr2" draw:text-style-name="P1" draw:layer="layout" svg:x1="4.34cm" svg:y1="2.627cm" svg:x2="4.18cm" svg:y2="2.47cm">
          <text:p/>
        </draw:line>
        <draw:line draw:style-name="gr2" draw:text-style-name="P1" draw:layer="layout" svg:x1="5.054cm" svg:y1="2.628cm" svg:x2="4.894cm" svg:y2="2.471cm">
          <text:p/>
        </draw:line>
        <draw:frame draw:style-name="gr12" draw:text-style-name="P8" draw:layer="layout" svg:width="0.308cm" svg:height="0.279cm" svg:x="4.399cm" svg:y="2.718cm">
          <draw:text-box>
            <text:p><text:span text:style-name="T1">Rx</text:span></text:p>
          </draw:text-box>
        </draw:frame>
        <draw:frame draw:style-name="gr12" draw:text-style-name="P8" draw:layer="layout" svg:width="0.309cm" svg:height="0.279cm" svg:x="5.108cm" svg:y="2.718cm">
          <draw:text-box>
            <text:p><text:span text:style-name="T1">Tx</text:span></text:p>
          </draw:text-box>
        </draw:frame>
        <draw:frame draw:style-name="gr13" draw:text-style-name="P7" draw:layer="layout" svg:width="1.179cm" svg:height="0.444cm" svg:x="0.368cm" svg:y="2.183cm">
          <draw:text-box>
            <text:p><text:span text:style-name="T1">Interrupts</text:span></text:p>
          </draw:text-box>
        </draw:frame>
        <draw:custom-shape draw:style-name="gr14" draw:text-style-name="P5" draw:layer="layout" svg:width="2.194cm" svg:height="1.877cm" svg:x="0.025cm" svg:y="3.031cm">
          <text:p text:style-name="P2"><text:span text:style-name="T2">CNN</text:span></text:p>
          <text:p text:style-name="P2"><text:span text:style-name="T2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485cm" svg:height="1.57cm" svg:x="1.478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7" draw:layer="layout" svg:width="0.945cm" svg:height="0.368cm" svg:x="1.95cm" svg:y="1.817cm">
          <draw:text-box>
            <text:p><text:span text:style-name="T1">AXI-L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09T19:08:43.757095447</dc:date>
    <meta:editing-duration>PT2H26M19S</meta:editing-duration>
    <meta:editing-cycles>22</meta:editing-cycles>
    <meta:document-statistic meta:object-count="21"/>
  </office:meta>
</office:document-meta>
</file>